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4.306cm"/>
    </style:style>
    <style:style style:name="co5" style:family="table-column">
      <style:table-column-properties fo:break-before="auto" style:column-width="4.579cm"/>
    </style:style>
    <style:style style:name="co6" style:family="table-column">
      <style:table-column-properties fo:break-before="auto" style:column-width="3.762cm"/>
    </style:style>
    <style:style style:name="co7" style:family="table-column">
      <style:table-column-properties fo:break-before="auto" style:column-width="4.487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5.378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c0000"/>
    </style:style>
    <style:style style:name="ce2" style:family="table-cell" style:parent-style-name="Default" style:data-style-name="N111">
      <style:table-cell-properties fo:background-color="#808080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cc0000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4" table:default-cell-style-name="ce3"/>
        <table:table-column table:style-name="co11" table:number-columns-repeated="1009" table:default-cell-style-name="ce3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ANO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DJF 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MAM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JJ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ON </text:p>
          </table:table-cell>
          <table:covered-table-cell table:style-name="ce1"/>
          <table:table-cell table:style-name="ce5"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mbda</text:p>
          </table:table-cell>
          <table:table-cell table:number-columns-repeated="10" table:style-name="ce1" office:value-type="float" office:value="1" calcext:value-type="float">
            <text:p>1,00000000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au2</text:p>
          </table:table-cell>
          <table:table-cell table:style-name="ce1" office:value-type="float" office:value="0.02065198374" calcext:value-type="float">
            <text:p>0,020651983740</text:p>
          </table:table-cell>
          <table:table-cell table:style-name="ce1" office:value-type="float" office:value="0.00994480076" calcext:value-type="float">
            <text:p>0,009944800760</text:p>
          </table:table-cell>
          <table:table-cell table:style-name="ce1" office:value-type="float" office:value="0.02419487155" calcext:value-type="float">
            <text:p>0,024194871550</text:p>
          </table:table-cell>
          <table:table-cell table:style-name="ce1" office:value-type="float" office:value="0.01308691549" calcext:value-type="float">
            <text:p>0,013086915490</text:p>
          </table:table-cell>
          <table:table-cell table:style-name="ce1" office:value-type="float" office:value="0.02399746637" calcext:value-type="float">
            <text:p>0,023997466370</text:p>
          </table:table-cell>
          <table:table-cell table:style-name="ce1" office:value-type="float" office:value="0.008345854746" calcext:value-type="float">
            <text:p>0,008345854746</text:p>
          </table:table-cell>
          <table:table-cell table:style-name="ce1" office:value-type="float" office:value="0.01447895339" calcext:value-type="float">
            <text:p>0,014478953390</text:p>
          </table:table-cell>
          <table:table-cell table:style-name="ce1" office:value-type="float" office:value="0.00824150997" calcext:value-type="float">
            <text:p>0,008241509970</text:p>
          </table:table-cell>
          <table:table-cell table:style-name="ce1" office:value-type="float" office:value="0.01679553933" calcext:value-type="float">
            <text:p>0,016795539330</text:p>
          </table:table-cell>
          <table:table-cell table:style-name="ce1" office:value-type="float" office:value="0.009145455499" calcext:value-type="float">
            <text:p>0,00914545549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gma2</text:p>
          </table:table-cell>
          <table:table-cell table:style-name="ce1" office:value-type="float" office:value="0.03710070065" calcext:value-type="float">
            <text:p>0,037100700650</text:p>
          </table:table-cell>
          <table:table-cell table:style-name="ce1" office:value-type="float" office:value="0.02537111832" calcext:value-type="float">
            <text:p>0,025371118320</text:p>
          </table:table-cell>
          <table:table-cell table:style-name="ce1" office:value-type="float" office:value="0.1850789968" calcext:value-type="float">
            <text:p>0,185078996800</text:p>
          </table:table-cell>
          <table:table-cell table:style-name="ce1" office:value-type="float" office:value="0.01831340988" calcext:value-type="float">
            <text:p>0,018313409880</text:p>
          </table:table-cell>
          <table:table-cell table:style-name="ce1" office:value-type="float" office:value="0.05583127696" calcext:value-type="float">
            <text:p>0,055831276960</text:p>
          </table:table-cell>
          <table:table-cell table:style-name="ce1" office:value-type="float" office:value="0.01665615577" calcext:value-type="float">
            <text:p>0,016656155770</text:p>
          </table:table-cell>
          <table:table-cell table:style-name="ce1" office:value-type="float" office:value="0.06462660148" calcext:value-type="float">
            <text:p>0,064626601480</text:p>
          </table:table-cell>
          <table:table-cell table:style-name="ce1" office:value-type="float" office:value="0.02119103124" calcext:value-type="float">
            <text:p>0,021191031240</text:p>
          </table:table-cell>
          <table:table-cell table:style-name="ce1" office:value-type="float" office:value="0.04093774208" calcext:value-type="float">
            <text:p>0,040937742080</text:p>
          </table:table-cell>
          <table:table-cell table:style-name="ce1" office:value-type="float" office:value="0.02067460771" calcext:value-type="float">
            <text:p>0,0206746077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hi</text:p>
          </table:table-cell>
          <table:table-cell table:style-name="ce1" office:value-type="float" office:value="61.55040763" calcext:value-type="float">
            <text:p>61,550407630000</text:p>
          </table:table-cell>
          <table:table-cell table:style-name="ce1" office:value-type="float" office:value="102.5468827" calcext:value-type="float">
            <text:p>102,546882700000</text:p>
          </table:table-cell>
          <table:table-cell table:style-name="ce1" office:value-type="float" office:value="92.46956147" calcext:value-type="float">
            <text:p>92,469561470000</text:p>
          </table:table-cell>
          <table:table-cell table:style-name="ce1" office:value-type="float" office:value="61.98482893" calcext:value-type="float">
            <text:p>61,984828930000</text:p>
          </table:table-cell>
          <table:table-cell table:style-name="ce1" office:value-type="float" office:value="59.44381261" calcext:value-type="float">
            <text:p>59,443812610000</text:p>
          </table:table-cell>
          <table:table-cell table:style-name="ce1" office:value-type="float" office:value="109.0249787" calcext:value-type="float">
            <text:p>109,024978700000</text:p>
          </table:table-cell>
          <table:table-cell table:style-name="ce1" office:value-type="float" office:value="161.7023305" calcext:value-type="float">
            <text:p>161,702330500000</text:p>
          </table:table-cell>
          <table:table-cell table:style-name="ce1" office:value-type="float" office:value="245.9652678" calcext:value-type="float">
            <text:p>245,965267800000</text:p>
          </table:table-cell>
          <table:table-cell table:style-name="ce1" office:value-type="float" office:value="142.6639651" calcext:value-type="float">
            <text:p>142,663965100000</text:p>
          </table:table-cell>
          <table:table-cell table:style-name="ce1" office:value-type="float" office:value="77.37789738" calcext:value-type="float">
            <text:p>77,37789738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number-columns-repeated="5" table:style-name="ce1" office:value-type="string" calcext:value-type="string">
            <text:p>gau</text:p>
          </table:table-cell>
          <table:table-cell table:number-columns-repeated="4" table:style-name="ce1" office:value-type="string" calcext:value-type="string">
            <text:p>sph</text:p>
          </table:table-cell>
          <table:table-cell table:style-name="ce1" office:value-type="string" calcext:value-type="string">
            <text:p>gau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en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beta0</text:p>
          </table:table-cell>
          <table:table-cell office:value-type="float" office:value="-3.9698" calcext:value-type="float">
            <text:p>-3,969800000000</text:p>
          </table:table-cell>
          <table:table-cell office:value-type="float" office:value="0.9592" calcext:value-type="float">
            <text:p>0,959200000000</text:p>
          </table:table-cell>
          <table:table-cell office:value-type="float" office:value="-3.9996" calcext:value-type="float">
            <text:p>-3,999600000000</text:p>
          </table:table-cell>
          <table:table-cell office:value-type="float" office:value="0.9055" calcext:value-type="float">
            <text:p>0,905500000000</text:p>
          </table:table-cell>
          <table:table-cell office:value-type="float" office:value="-5.1881" calcext:value-type="float">
            <text:p>-5,188100000000</text:p>
          </table:table-cell>
          <table:table-cell office:value-type="float" office:value="0.8965" calcext:value-type="float">
            <text:p>0,896500000000</text:p>
          </table:table-cell>
          <table:table-cell office:value-type="float" office:value="-4.5578" calcext:value-type="float">
            <text:p>-4,557800000000</text:p>
          </table:table-cell>
          <table:table-cell office:value-type="float" office:value="0.899" calcext:value-type="float">
            <text:p>0,899000000000</text:p>
          </table:table-cell>
          <table:table-cell office:value-type="float" office:value="-3.7598" calcext:value-type="float">
            <text:p>-3,759800000000</text:p>
          </table:table-cell>
          <table:table-cell office:value-type="float" office:value="0.9372" calcext:value-type="float">
            <text:p>0,9372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ta1</text:p>
          </table:table-cell>
          <table:table-cell office:value-type="float" office:value="0.3381" calcext:value-type="float">
            <text:p>0,338100000000</text:p>
          </table:table-cell>
          <table:table-cell office:value-type="float" office:value="-0.4503" calcext:value-type="float">
            <text:p>-0,450300000000</text:p>
          </table:table-cell>
          <table:table-cell office:value-type="float" office:value="0.4214" calcext:value-type="float">
            <text:p>0,421400000000</text:p>
          </table:table-cell>
          <table:table-cell office:value-type="float" office:value="-0.8805" calcext:value-type="float">
            <text:p>-0,880500000000</text:p>
          </table:table-cell>
          <table:table-cell office:value-type="float" office:value="1.9191" calcext:value-type="float">
            <text:p>1,919100000000</text:p>
          </table:table-cell>
          <table:table-cell office:value-type="float" office:value="-1.2045" calcext:value-type="float">
            <text:p>-1,204500000000</text:p>
          </table:table-cell>
          <table:table-cell office:value-type="float" office:value="1.5923" calcext:value-type="float">
            <text:p>1,592300000000</text:p>
          </table:table-cell>
          <table:table-cell office:value-type="float" office:value="0.3732" calcext:value-type="float">
            <text:p>0,373200000000</text:p>
          </table:table-cell>
          <table:table-cell office:value-type="float" office:value="1.534" calcext:value-type="float">
            <text:p>1,534000000000</text:p>
          </table:table-cell>
          <table:table-cell office:value-type="float" office:value="1.1283" calcext:value-type="float">
            <text:p>1,1283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ta2</text:p>
          </table:table-cell>
          <table:table-cell office:value-type="float" office:value="0.7695" calcext:value-type="float">
            <text:p>0,769500000000</text:p>
          </table:table-cell>
          <table:table-cell office:value-type="float" office:value="0.2864" calcext:value-type="float">
            <text:p>0,286400000000</text:p>
          </table:table-cell>
          <table:table-cell office:value-type="float" office:value="0.9286" calcext:value-type="float">
            <text:p>0,928600000000</text:p>
          </table:table-cell>
          <table:table-cell office:value-type="float" office:value="-0.1755" calcext:value-type="float">
            <text:p>-0,175500000000</text:p>
          </table:table-cell>
          <table:table-cell office:value-type="float" office:value="0.0272" calcext:value-type="float">
            <text:p>0,027200000000</text:p>
          </table:table-cell>
          <table:table-cell office:value-type="float" office:value="-0.6089" calcext:value-type="float">
            <text:p>-0,608900000000</text:p>
          </table:table-cell>
          <table:table-cell office:value-type="float" office:value="-0.092" calcext:value-type="float">
            <text:p>-0,092000000000</text:p>
          </table:table-cell>
          <table:table-cell office:value-type="float" office:value="-0.2229" calcext:value-type="float">
            <text:p>-0,222900000000</text:p>
          </table:table-cell>
          <table:table-cell office:value-type="float" office:value="-0.754" calcext:value-type="float">
            <text:p>-0,754000000000</text:p>
          </table:table-cell>
          <table:table-cell office:value-type="float" office:value="1.0372" calcext:value-type="float">
            <text:p>1,0372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ta3</text:p>
          </table:table-cell>
          <table:table-cell office:value-type="float" office:value="1.7572" calcext:value-type="float">
            <text:p>1,757200000000</text:p>
          </table:table-cell>
          <table:table-cell office:value-type="float" office:value="0.6573" calcext:value-type="float">
            <text:p>0,657300000000</text:p>
          </table:table-cell>
          <table:table-cell office:value-type="float" office:value="1.6295" calcext:value-type="float">
            <text:p>1,629500000000</text:p>
          </table:table-cell>
          <table:table-cell office:value-type="float" office:value="1.7447" calcext:value-type="float">
            <text:p>1,744700000000</text:p>
          </table:table-cell>
          <table:table-cell/>
          <table:table-cell office:value-type="float" office:value="0.2022" calcext:value-type="float">
            <text:p>0,202200000000</text:p>
          </table:table-cell>
          <table:table-cell/>
          <table:table-cell office:value-type="float" office:value="0.3071" calcext:value-type="float">
            <text:p>0,307100000000</text:p>
          </table:table-cell>
          <table:table-cell office:value-type="float" office:value="0.3215" calcext:value-type="float">
            <text:p>0,321500000000</text:p>
          </table:table-cell>
          <table:table-cell office:value-type="float" office:value="-0.6364" calcext:value-type="float">
            <text:p>-0,6364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ta4</text:p>
          </table:table-cell>
          <table:table-cell office:value-type="float" office:value="-0.3886" calcext:value-type="float">
            <text:p>-0,388600000000</text:p>
          </table:table-cell>
          <table:table-cell office:value-type="float" office:value="0.6578" calcext:value-type="float">
            <text:p>0,657800000000</text:p>
          </table:table-cell>
          <table:table-cell office:value-type="float" office:value="-0.6445" calcext:value-type="float">
            <text:p>-0,644500000000</text:p>
          </table:table-cell>
          <table:table-cell office:value-type="float" office:value="1.4533" calcext:value-type="float">
            <text:p>1,453300000000</text:p>
          </table:table-cell>
          <table:table-cell/>
          <table:table-cell office:value-type="float" office:value="0.9293" calcext:value-type="float">
            <text:p>0,929300000000</text:p>
          </table:table-cell>
          <table:table-cell/>
          <table:table-cell office:value-type="float" office:value="0.7576" calcext:value-type="float">
            <text:p>0,757600000000</text:p>
          </table:table-cell>
          <table:table-cell office:value-type="float" office:value="0.7525" calcext:value-type="float">
            <text:p>0,752500000000</text:p>
          </table:table-cell>
          <table:table-cell office:value-type="float" office:value="0.1511" calcext:value-type="float">
            <text:p>0,1511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EB_ANO^2+Raz.decl^2</text:p>
          </table:table-cell>
          <table:table-cell office:value-type="string" calcext:value-type="string">
            <text:p>Freq1.ordem^2+Diam.topo^2</text:p>
          </table:table-cell>
          <table:table-cell office:value-type="string" calcext:value-type="string">
            <text:p>IEB_DJF^2+Raz.decl^2</text:p>
          </table:table-cell>
          <table:table-cell office:value-type="string" calcext:value-type="string">
            <text:p>Fator.form^2+Freq1.ordem^2</text:p>
          </table:table-cell>
          <table:table-cell office:value-type="string" calcext:value-type="string">
            <text:p>IEB_MAM+Decli.Med</text:p>
          </table:table-cell>
          <table:table-cell office:value-type="string" calcext:value-type="string">
            <text:p>Fator.form^2+Longitude^2</text:p>
          </table:table-cell>
          <table:table-cell office:value-type="string" calcext:value-type="string">
            <text:p>IEB_JJA+Raz.Along</text:p>
          </table:table-cell>
          <table:table-cell office:value-type="string" calcext:value-type="string">
            <text:p>Fator.form^2+Raz.decli.^2</text:p>
          </table:table-cell>
          <table:table-cell office:value-type="string" calcext:value-type="string">
            <text:p>IEB_SON^2+Raz.decl^2</text:p>
          </table:table-cell>
          <table:table-cell office:value-type="string" calcext:value-type="string">
            <text:p>Fator.form^2+Freq.1orde^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valiação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ICcs</text:p>
          </table:table-cell>
          <table:table-cell office:value-type="float" office:value="-24.32179" calcext:value-type="float">
            <text:p>-24,321790000000</text:p>
          </table:table-cell>
          <table:table-cell office:value-type="float" office:value="-93.10421" calcext:value-type="float">
            <text:p>-93,104210000000</text:p>
          </table:table-cell>
          <table:table-cell office:value-type="float" office:value="6.858859" calcext:value-type="float">
            <text:p>6,858859000000</text:p>
          </table:table-cell>
          <table:table-cell office:value-type="float" office:value="-68.03546" calcext:value-type="float">
            <text:p>-68,035460000000</text:p>
          </table:table-cell>
          <table:table-cell office:value-type="float" office:value="-8.273668" calcext:value-type="float">
            <text:p>-8,273668000000</text:p>
          </table:table-cell>
          <table:table-cell office:value-type="float" office:value="-81.63792" calcext:value-type="float">
            <text:p>-81,637920000000</text:p>
          </table:table-cell>
          <table:table-cell office:value-type="float" office:value="-19.3106" calcext:value-type="float">
            <text:p>-19,310600000000</text:p>
          </table:table-cell>
          <table:table-cell office:value-type="float" office:value="-94.77388" calcext:value-type="float">
            <text:p>-94,773880000000</text:p>
          </table:table-cell>
          <table:table-cell office:value-type="float" office:value="-23.17589" calcext:value-type="float">
            <text:p>-23,175890000000</text:p>
          </table:table-cell>
          <table:table-cell office:value-type="float" office:value="-93.77062" calcext:value-type="float">
            <text:p>-93,77062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Css</text:p>
          </table:table-cell>
          <table:table-cell office:value-type="float" office:value="-2.276308" calcext:value-type="float">
            <text:p>-2,276308000000</text:p>
          </table:table-cell>
          <table:table-cell office:value-type="float" office:value="-32.21902" calcext:value-type="float">
            <text:p>-32,219020000000</text:p>
          </table:table-cell>
          <table:table-cell office:value-type="float" office:value="72.06208" calcext:value-type="float">
            <text:p>72,062080000000</text:p>
          </table:table-cell>
          <table:table-cell office:value-type="float" office:value="-36.85299" calcext:value-type="float">
            <text:p>-36,852990000000</text:p>
          </table:table-cell>
          <table:table-cell office:value-type="float" office:value="29.62833" calcext:value-type="float">
            <text:p>29,628330000000</text:p>
          </table:table-cell>
          <table:table-cell office:value-type="float" office:value="-59.38842" calcext:value-type="float">
            <text:p>-59,388420000000</text:p>
          </table:table-cell>
          <table:table-cell office:value-type="float" office:value="17.08145" calcext:value-type="float">
            <text:p>17,081450000000</text:p>
          </table:table-cell>
          <table:table-cell office:value-type="float" office:value="-53.84035" calcext:value-type="float">
            <text:p>-53,840350000000</text:p>
          </table:table-cell>
          <table:table-cell office:value-type="float" office:value="-1.782416" calcext:value-type="float">
            <text:p>-1,782416000000</text:p>
          </table:table-cell>
          <table:table-cell office:value-type="float" office:value="-41.84207" calcext:value-type="float">
            <text:p>-41,84207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cs</text:p>
          </table:table-cell>
          <table:table-cell office:value-type="float" office:value="20.1609" calcext:value-type="float">
            <text:p>20,160900000000</text:p>
          </table:table-cell>
          <table:table-cell office:value-type="float" office:value="54.5521" calcext:value-type="float">
            <text:p>54,552100000000</text:p>
          </table:table-cell>
          <table:table-cell office:value-type="float" office:value="4.57057" calcext:value-type="float">
            <text:p>4,570570000000</text:p>
          </table:table-cell>
          <table:table-cell office:value-type="float" office:value="42.01773" calcext:value-type="float">
            <text:p>42,017730000000</text:p>
          </table:table-cell>
          <table:table-cell office:value-type="float" office:value="10.13683" calcext:value-type="float">
            <text:p>10,136830000000</text:p>
          </table:table-cell>
          <table:table-cell office:value-type="float" office:value="48.81896" calcext:value-type="float">
            <text:p>48,818960000000</text:p>
          </table:table-cell>
          <table:table-cell office:value-type="float" office:value="15.6553" calcext:value-type="float">
            <text:p>15,655300000000</text:p>
          </table:table-cell>
          <table:table-cell office:value-type="float" office:value="55.38694" calcext:value-type="float">
            <text:p>55,386940000000</text:p>
          </table:table-cell>
          <table:table-cell office:value-type="float" office:value="19.58795" calcext:value-type="float">
            <text:p>19,587950000000</text:p>
          </table:table-cell>
          <table:table-cell office:value-type="float" office:value="54.88531" calcext:value-type="float">
            <text:p>54,8853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ss</text:p>
          </table:table-cell>
          <table:table-cell office:value-type="float" office:value="7.138154" calcext:value-type="float">
            <text:p>7,138154000000</text:p>
          </table:table-cell>
          <table:table-cell office:value-type="float" office:value="22.10951" calcext:value-type="float">
            <text:p>22,109510000000</text:p>
          </table:table-cell>
          <table:table-cell office:value-type="float" office:value="-30.03104" calcext:value-type="float">
            <text:p>-30,031040000000</text:p>
          </table:table-cell>
          <table:table-cell office:value-type="float" office:value="24.4265" calcext:value-type="float">
            <text:p>24,426500000000</text:p>
          </table:table-cell>
          <table:table-cell office:value-type="float" office:value="-10.81416" calcext:value-type="float">
            <text:p>-10,814160000000</text:p>
          </table:table-cell>
          <table:table-cell office:value-type="float" office:value="35.69421" calcext:value-type="float">
            <text:p>35,694210000000</text:p>
          </table:table-cell>
          <table:table-cell office:value-type="float" office:value="-4.540723" calcext:value-type="float">
            <text:p>-4,540723000000</text:p>
          </table:table-cell>
          <table:table-cell office:value-type="float" office:value="32.92017" calcext:value-type="float">
            <text:p>32,920170000000</text:p>
          </table:table-cell>
          <table:table-cell office:value-type="float" office:value="6.891208" calcext:value-type="float">
            <text:p>6,891208000000</text:p>
          </table:table-cell>
          <table:table-cell office:value-type="float" office:value="26.92103" calcext:value-type="float">
            <text:p>26,92103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.cs</text:p>
          </table:table-cell>
          <table:table-cell table:number-columns-repeated="4" office:value-type="float" office:value="8" calcext:value-type="float">
            <text:p>8,000000000000</text:p>
          </table:table-cell>
          <table:table-cell office:value-type="float" office:value="6" calcext:value-type="float">
            <text:p>6,000000000000</text:p>
          </table:table-cell>
          <table:table-cell office:value-type="float" office:value="8" calcext:value-type="float">
            <text:p>8,000000000000</text:p>
          </table:table-cell>
          <table:table-cell office:value-type="float" office:value="6" calcext:value-type="float">
            <text:p>6,000000000000</text:p>
          </table:table-cell>
          <table:table-cell table:number-columns-repeated="3" office:value-type="float" office:value="8" calcext:value-type="float">
            <text:p>8,0000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.ss</text:p>
          </table:table-cell>
          <table:table-cell table:number-columns-repeated="4" office:value-type="float" office:value="6" calcext:value-type="float">
            <text:p>6,000000000000</text:p>
          </table:table-cell>
          <table:table-cell office:value-type="float" office:value="4" calcext:value-type="float">
            <text:p>4,000000000000</text:p>
          </table:table-cell>
          <table:table-cell office:value-type="float" office:value="6" calcext:value-type="float">
            <text:p>6,000000000000</text:p>
          </table:table-cell>
          <table:table-cell office:value-type="float" office:value="4" calcext:value-type="float">
            <text:p>4,000000000000</text:p>
          </table:table-cell>
          <table:table-cell table:number-columns-repeated="3" office:value-type="float" office:value="6" calcext:value-type="float">
            <text:p>6,0000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1817753177" calcext:value-type="float">
            <text:p>0,181775317700</text:p>
          </table:table-cell>
          <table:table-cell office:value-type="float" office:value="0.148150001" calcext:value-type="float">
            <text:p>0,148150001000</text:p>
          </table:table-cell>
          <table:table-cell office:value-type="float" office:value="0.2092578186" calcext:value-type="float">
            <text:p>0,209257818600</text:p>
          </table:table-cell>
          <table:table-cell office:value-type="float" office:value="0.1552309753" calcext:value-type="float">
            <text:p>0,155230975300</text:p>
          </table:table-cell>
          <table:table-cell office:value-type="float" office:value="0.1965419852" calcext:value-type="float">
            <text:p>0,196541985200</text:p>
          </table:table-cell>
          <table:table-cell office:value-type="float" office:value="0.1358357183" calcext:value-type="float">
            <text:p>0,135835718300</text:p>
          </table:table-cell>
          <table:table-cell office:value-type="float" office:value="0.1717385652" calcext:value-type="float">
            <text:p>0,171738565200</text:p>
          </table:table-cell>
          <table:table-cell office:value-type="float" office:value="0.1466328568" calcext:value-type="float">
            <text:p>0,146632856800</text:p>
          </table:table-cell>
          <table:table-cell office:value-type="float" office:value="0.1843221819" calcext:value-type="float">
            <text:p>0,184322181900</text:p>
          </table:table-cell>
          <table:table-cell office:value-type="float" office:value="0.1346146375" calcext:value-type="float">
            <text:p>0,1346146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bias(%)</text:p>
          </table:table-cell>
          <table:table-cell office:value-type="float" office:value="-0.01674234098" calcext:value-type="float">
            <text:p>-0,016742340980</text:p>
          </table:table-cell>
          <table:table-cell office:value-type="float" office:value="1.08644457" calcext:value-type="float">
            <text:p>1,086444570000</text:p>
          </table:table-cell>
          <table:table-cell office:value-type="float" office:value="-0.1335047275" calcext:value-type="float">
            <text:p>-0,133504727500</text:p>
          </table:table-cell>
          <table:table-cell office:value-type="float" office:value="0.6206044181" calcext:value-type="float">
            <text:p>0,620604418100</text:p>
          </table:table-cell>
          <table:table-cell office:value-type="float" office:value="0.06914163029" calcext:value-type="float">
            <text:p>0,069141630290</text:p>
          </table:table-cell>
          <table:table-cell office:value-type="float" office:value="-0.8202922916" calcext:value-type="float">
            <text:p>-0,820292291600</text:p>
          </table:table-cell>
          <table:table-cell office:value-type="float" office:value="0.1063974889" calcext:value-type="float">
            <text:p>0,106397488900</text:p>
          </table:table-cell>
          <table:table-cell office:value-type="float" office:value="1.027031957" calcext:value-type="float">
            <text:p>1,027031957000</text:p>
          </table:table-cell>
          <table:table-cell office:value-type="float" office:value="0.06012171935" calcext:value-type="float">
            <text:p>0,060121719350</text:p>
          </table:table-cell>
          <table:table-cell office:value-type="float" office:value="0.6962308251" calcext:value-type="float">
            <text:p>0,696230825100</text:p>
          </table:table-cell>
          <table:table-cell table:number-columns-repeated="101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"/>
          <table:table-cell table:style-name="Default" table:number-columns-repeated="4"/>
          <table:table-cell table:number-columns-repeated="100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1:09:21.5706565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8:27:53.999628094</dc:date>
    <dc:creator>Wagner Wolff</dc:creator>
    <meta:generator>LibreOffice/4.2.5.2$Linux_X86_64 LibreOffice_project/61cb170a04bb1f12e77c884eab9192be736ec5f5</meta:generator>
    <meta:editing-duration>PT9H31M36S</meta:editing-duration>
    <meta:editing-cycles>26</meta:editing-cycles>
    <meta:document-statistic meta:table-count="1" meta:cell-count="222" meta:object-count="0"/>
  </office:meta>
</office:document-meta>
</file>